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T1"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aniel Clark</text:p>
      <text:p text:style-name="Standard">Dr. Pablo Rivas-Perea</text:p>
      <text:p text:style-name="Standard">Artificial Intelligence CMPT 404</text:p>
      <text:p text:style-name="Standard">September 22<text:span text:style-name="T1">nd</text:span>, 2016</text:p>
      <text:p text:style-name="P1">Project Proposal</text:p>
      <text:p text:style-name="P1">Leaf Classification</text:p>
      <text:p text:style-name="P1"/>
      <text:p text:style-name="P2"><text:tab/>For my final project, I have decided to do the “Leaf Classification” competition. This competition consists of classifying leaves of different species based on images of them as black on a white background, and 64 metrics each of their shape, texture, and margin. Part of the goal of this competition is to start by using the per-identified metrics to solve the problem before advancing to using only the images to classify the leaves. The ability to digitally classify plants by their leaves is important because it aids in the tracking and preservation of endangered species, thus aiding local ecosystems, because it helps with plant-based medicinal research, helping to treat and cure diseases, and because it helps with the management of crop and food supplies, better using our resources to properly feed the planet.</text:p>
      <text:p text:style-name="P2"><text:tab/>I will most likely use a relatively simple convolutional neural network for this project. I am excited to learn about and implement this useful tool that is becoming more accessible, effective, and relevant every day. I suspect that my network will be relatively simple because the given images are all black and white and simplified as much as possible, which will minimize the need for certain convolutions. The data will then be fed through a deep neural network and trained repeatedly.</text:p>
      <text:p text:style-name="P2"><text:tab/>I believe that this project will be a fair level of challenge, pushing me to learn and work hard while still being possible. The way the the competition suggests you scale up to the full problem makes it seem much more accessible to me. I am excited for the prospect of tackling this challenging problem. Obviously I still have a lot to research and learn before I am ready to complete this competition, but that is what this project is f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Clark</meta:initial-creator>
    <meta:creation-date>2016-09-22T16:11:22.21</meta:creation-date>
    <dc:date>2016-09-22T17:09:35.67</dc:date>
    <dc:creator>Daniel Clark</dc:creator>
    <meta:editing-duration>PT8M11S</meta:editing-duration>
    <meta:editing-cycles>3</meta:editing-cycles>
    <meta:generator>OpenOffice/4.1.1$Win32 OpenOffice.org_project/411m6$Build-9775</meta:generator>
    <meta:document-statistic meta:table-count="0" meta:image-count="0" meta:object-count="0" meta:page-count="1" meta:paragraph-count="9" meta:word-count="311" meta:character-count="1874"/>
  </office:meta>
</office:document-meta>
</file>